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35.15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4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dd58a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fff9ae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87d1d1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4">
      <style:table-cell-properties fo:background-color="#fff9ae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4">
      <style:table-cell-properties fo:background-color="#87d1d1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f37b70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 style:data-style-name="N4"/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4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7.03mm" svg:height="76.07mm" svg:x="182.54mm" svg:y="8.34mm">
            <draw:object draw:notify-on-update-of-ranges="Hoja1.D6:Hoja1.D19 Hoja1.E6:Hoja1.E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8.16mm" svg:height="77.06mm" svg:x="352.75mm" svg:y="8.01mm">
            <draw:object draw:notify-on-update-of-ranges="Hoja1.D6:Hoja1.D19 Hoja1.F6:Hoja1.F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67.17mm" svg:height="76.61mm" svg:x="181.84mm" svg:y="103.17mm">
            <draw:object draw:notify-on-update-of-ranges="Hoja1.D27:Hoja1.D40 Hoja1.E27:Hoja1.E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167.17mm" svg:height="76.61mm" svg:x="352.4mm" svg:y="103.17mm">
            <draw:object draw:notify-on-update-of-ranges="Hoja1.D27:Hoja1.D40 Hoja1.F27:Hoja1.F4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1" draw:text-style-name="P1" svg:width="167.17mm" svg:height="76.61mm" svg:x="352.76mm" svg:y="198.34mm">
            <draw:object draw:notify-on-update-of-ranges="Hoja1.D48:Hoja1.D61 Hoja1.F48:Hoja1.F6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7.17mm" svg:height="76.61mm" svg:x="181.14mm" svg:y="199.04mm">
            <draw:object draw:notify-on-update-of-ranges="Hoja1.D48:Hoja1.D61 Hoja1.E48:Hoja1.E6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7.17mm" svg:height="76.61mm" svg:x="153.08mm" svg:y="293.52mm">
            <draw:object draw:notify-on-update-of-ranges="Hoja1.D69:Hoja1.D82 Hoja1.E69:Hoja1.E8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6"/>
        <table:table-column table:style-name="co2" table:default-cell-style-name="ce6"/>
        <table:table-column table:style-name="co3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4" table:number-rows-spanned="1">
            <text:p>Nodo #1</text:p>
          </table:table-cell>
          <table:covered-table-cell table:number-columns-repeated="3" table:style-name="ce12"/>
          <table:table-cell table:number-columns-repeated="13"/>
        </table:table-row>
        <table:table-row table:style-name="ro1">
          <table:table-cell table:number-columns-repeated="2"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istancia (cm)</text:p>
          </table:table-cell>
          <table:table-cell table:style-name="ce5" office:value-type="string" calcext:value-type="string">
            <text:p>RSSI nodo 2 (dBm)</text:p>
          </table:table-cell>
          <table:table-cell table:style-name="ce5" office:value-type="string" calcext:value-type="string">
            <text:p>RSSI nodo 3 (dBm)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6"/>
          <table:table-cell table:style-name="ce12"/>
          <table:table-cell table:number-columns-repeated="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-33" calcext:value-type="float">
            <text:p>-33</text:p>
          </table:table-cell>
          <table:table-cell table:style-name="ce17" office:value-type="float" office:value="-33" calcext:value-type="float">
            <text:p>-33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4" office:value-type="float" office:value="-35" calcext:value-type="float">
            <text:p>-35</text:p>
          </table:table-cell>
          <table:table-cell table:style-name="ce17" office:value-type="float" office:value="-31" calcext:value-type="float">
            <text:p>-3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14" office:value-type="float" office:value="-38" calcext:value-type="float">
            <text:p>-38</text:p>
          </table:table-cell>
          <table:table-cell table:style-name="ce17" office:value-type="float" office:value="-42" calcext:value-type="float">
            <text:p>-4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style-name="ce14" office:value-type="float" office:value="-48" calcext:value-type="float">
            <text:p>-48</text:p>
          </table:table-cell>
          <table:table-cell table:style-name="ce17" office:value-type="float" office:value="-41" calcext:value-type="float">
            <text:p>-4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-50" calcext:value-type="float">
            <text:p>-50</text:p>
          </table:table-cell>
          <table:table-cell table:style-name="ce17" office:value-type="float" office:value="-52" calcext:value-type="float">
            <text:p>-5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-56" calcext:value-type="float">
            <text:p>-56</text:p>
          </table:table-cell>
          <table:table-cell table:style-name="ce17" office:value-type="float" office:value="-45" calcext:value-type="float">
            <text:p>-4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-49" calcext:value-type="float">
            <text:p>-49</text:p>
          </table:table-cell>
          <table:table-cell table:style-name="ce17" office:value-type="float" office:value="-59" calcext:value-type="float">
            <text:p>-5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table:style-name="ce14" office:value-type="float" office:value="-45" calcext:value-type="float">
            <text:p>-45</text:p>
          </table:table-cell>
          <table:table-cell table:style-name="ce17" office:value-type="float" office:value="-47" calcext:value-type="float">
            <text:p>-4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table:style-name="ce14" office:value-type="float" office:value="-54" calcext:value-type="float">
            <text:p>-54</text:p>
          </table:table-cell>
          <table:table-cell table:style-name="ce17" office:value-type="float" office:value="-62" calcext:value-type="float">
            <text:p>-62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style-name="ce14" office:value-type="float" office:value="-49" calcext:value-type="float">
            <text:p>-49</text:p>
          </table:table-cell>
          <table:table-cell table:style-name="ce17" office:value-type="float" office:value="-61" calcext:value-type="float">
            <text:p>-6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table:style-name="ce14" office:value-type="float" office:value="-50" calcext:value-type="float">
            <text:p>-50</text:p>
          </table:table-cell>
          <table:table-cell table:style-name="ce17" office:value-type="float" office:value="-55" calcext:value-type="float">
            <text:p>-5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table:style-name="ce14" office:value-type="float" office:value="-54" calcext:value-type="float">
            <text:p>-54</text:p>
          </table:table-cell>
          <table:table-cell table:style-name="ce17" office:value-type="float" office:value="-71" calcext:value-type="float">
            <text:p>-71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table:style-name="ce14" office:value-type="float" office:value="-54" calcext:value-type="float">
            <text:p>-54</text:p>
          </table:table-cell>
          <table:table-cell table:style-name="ce17" office:value-type="float" office:value="-67" calcext:value-type="float">
            <text:p>-6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table:style-name="ce14" office:value-type="float" office:value="-51" calcext:value-type="float">
            <text:p>-51</text:p>
          </table:table-cell>
          <table:table-cell table:style-name="ce17" office:value-type="float" office:value="-63" calcext:value-type="float">
            <text:p>-63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Desviación estándar</text:p>
          </table:table-cell>
          <table:covered-table-cell table:style-name="ce13"/>
          <table:table-cell table:style-name="ce15" table:formula="of:=STDEV([.E6:.E19])" office:value-type="float" office:value="7.29292898544976" calcext:value-type="float">
            <text:p>7,29</text:p>
          </table:table-cell>
          <table:table-cell table:style-name="ce15" table:formula="of:=STDEV([.F6:.F19])" office:value-type="float" office:value="12.5358825635992" calcext:value-type="float">
            <text:p>12,54</text:p>
          </table:table-cell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ce2" table:number-columns-repeated="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4" table:number-rows-spanned="1">
            <text:p>Nodo #2</text:p>
          </table:table-cell>
          <table:covered-table-cell/>
          <table:covered-table-cell table:number-columns-repeated="2" table:style-name="ce6"/>
          <table:table-cell table:number-columns-repeated="13"/>
        </table:table-row>
        <table:table-row table:style-name="ro1">
          <table:table-cell table:number-columns-repeated="2"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istancia (cm)</text:p>
          </table:table-cell>
          <table:table-cell table:style-name="ce5" office:value-type="string" calcext:value-type="string">
            <text:p>RSSI nodo 1 (dBm)</text:p>
          </table:table-cell>
          <table:table-cell table:style-name="ce5" office:value-type="string" calcext:value-type="string">
            <text:p>RSSI nodo 3 (dBm)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6" table:number-columns-repeated="2"/>
          <table:table-cell table:number-columns-repeated="1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-32" calcext:value-type="float">
            <text:p>-32</text:p>
          </table:table-cell>
          <table:table-cell table:style-name="ce17" office:value-type="float" office:value="-34" calcext:value-type="float">
            <text:p>-34</text:p>
          </table:table-cell>
          <table:table-cell table:number-columns-repeated="10"/>
          <table:table-cell table:style-name="ce3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4" office:value-type="float" office:value="-42" calcext:value-type="float">
            <text:p>-42</text:p>
          </table:table-cell>
          <table:table-cell table:style-name="ce17" office:value-type="float" office:value="-34" calcext:value-type="float">
            <text:p>-34</text:p>
          </table:table-cell>
          <table:table-cell table:number-columns-repeated="10"/>
          <table:table-cell table:style-name="ce1"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14" office:value-type="float" office:value="-42" calcext:value-type="float">
            <text:p>-42</text:p>
          </table:table-cell>
          <table:table-cell table:style-name="ce17" office:value-type="float" office:value="-42" calcext:value-type="float">
            <text:p>-42</text:p>
          </table:table-cell>
          <table:table-cell table:number-columns-repeated="10"/>
          <table:table-cell table:style-name="ce2"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style-name="ce14" office:value-type="float" office:value="-50" calcext:value-type="float">
            <text:p>-50</text:p>
          </table:table-cell>
          <table:table-cell table:style-name="ce17" office:value-type="float" office:value="-54" calcext:value-type="float">
            <text:p>-54</text:p>
          </table:table-cell>
          <table:table-cell table:number-columns-repeated="10"/>
          <table:table-cell table:style-name="ce2"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-56" calcext:value-type="float">
            <text:p>-56</text:p>
          </table:table-cell>
          <table:table-cell table:style-name="ce17" office:value-type="float" office:value="-44" calcext:value-type="float">
            <text:p>-44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-61" calcext:value-type="float">
            <text:p>-61</text:p>
          </table:table-cell>
          <table:table-cell table:style-name="ce17" office:value-type="float" office:value="-55" calcext:value-type="float">
            <text:p>-5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-47" calcext:value-type="float">
            <text:p>-47</text:p>
          </table:table-cell>
          <table:table-cell table:style-name="ce17" office:value-type="float" office:value="-40" calcext:value-type="float">
            <text:p>-4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table:style-name="ce14" office:value-type="float" office:value="-49" calcext:value-type="float">
            <text:p>-49</text:p>
          </table:table-cell>
          <table:table-cell table:style-name="ce17" office:value-type="float" office:value="-60" calcext:value-type="float">
            <text:p>-6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table:style-name="ce14" office:value-type="float" office:value="-57" calcext:value-type="float">
            <text:p>-57</text:p>
          </table:table-cell>
          <table:table-cell table:style-name="ce17" office:value-type="float" office:value="-48" calcext:value-type="float">
            <text:p>-48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style-name="ce14" office:value-type="float" office:value="-70" calcext:value-type="float">
            <text:p>-70</text:p>
          </table:table-cell>
          <table:table-cell table:style-name="ce17" office:value-type="float" office:value="-56" calcext:value-type="float">
            <text:p>-5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table:style-name="ce14" office:value-type="float" office:value="-51" calcext:value-type="float">
            <text:p>-51</text:p>
          </table:table-cell>
          <table:table-cell table:style-name="ce17" office:value-type="float" office:value="-67" calcext:value-type="float">
            <text:p>-67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table:style-name="ce14" office:value-type="float" office:value="-62" calcext:value-type="float">
            <text:p>-62</text:p>
          </table:table-cell>
          <table:table-cell table:style-name="ce17" office:value-type="float" office:value="-69" calcext:value-type="float">
            <text:p>-6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table:style-name="ce14" office:value-type="float" office:value="-58" calcext:value-type="float">
            <text:p>-58</text:p>
          </table:table-cell>
          <table:table-cell table:style-name="ce17" office:value-type="float" office:value="-56" calcext:value-type="float">
            <text:p>-5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table:style-name="ce14" office:value-type="float" office:value="-66" calcext:value-type="float">
            <text:p>-66</text:p>
          </table:table-cell>
          <table:table-cell table:style-name="ce17" office:value-type="float" office:value="-55" calcext:value-type="float">
            <text:p>-55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Desviación estándar</text:p>
          </table:table-cell>
          <table:covered-table-cell table:style-name="ce13"/>
          <table:table-cell table:style-name="ce15" table:formula="of:=STDEV([.E27:.E40])" office:value-type="float" office:value="10.3809313774698" calcext:value-type="float">
            <text:p>10,38</text:p>
          </table:table-cell>
          <table:table-cell table:style-name="ce15" table:formula="of:=STDEV([.F27:.F40])" office:value-type="float" office:value="11.0592808223542" calcext:value-type="float">
            <text:p>11,06</text:p>
          </table:table-cell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ce2" table:number-columns-repeated="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4" table:number-rows-spanned="1">
            <text:p>Nodo #3</text:p>
          </table:table-cell>
          <table:covered-table-cell/>
          <table:covered-table-cell table:number-columns-repeated="2" table:style-name="ce6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istancia (cm)</text:p>
          </table:table-cell>
          <table:table-cell table:style-name="ce5" office:value-type="string" calcext:value-type="string">
            <text:p>RSSI node 1 (dBm)</text:p>
          </table:table-cell>
          <table:table-cell table:style-name="ce5" office:value-type="string" calcext:value-type="string">
            <text:p>RSSI node 2 (dBm)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4"/>
          <table:table-cell table:style-name="ce6" table:number-columns-repeated="2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-42" calcext:value-type="float">
            <text:p>-42</text:p>
          </table:table-cell>
          <table:table-cell table:style-name="ce17" office:value-type="float" office:value="-31" calcext:value-type="float">
            <text:p>-31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4" office:value-type="float" office:value="-42" calcext:value-type="float">
            <text:p>-42</text:p>
          </table:table-cell>
          <table:table-cell table:style-name="ce17" office:value-type="float" office:value="-32" calcext:value-type="float">
            <text:p>-32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14" office:value-type="float" office:value="-49" calcext:value-type="float">
            <text:p>-49</text:p>
          </table:table-cell>
          <table:table-cell table:style-name="ce17" office:value-type="float" office:value="-43" calcext:value-type="float">
            <text:p>-43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style-name="ce14" office:value-type="float" office:value="-56" calcext:value-type="float">
            <text:p>-56</text:p>
          </table:table-cell>
          <table:table-cell table:style-name="ce17" office:value-type="float" office:value="-54" calcext:value-type="float">
            <text:p>-54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-54" calcext:value-type="float">
            <text:p>-54</text:p>
          </table:table-cell>
          <table:table-cell table:style-name="ce17" office:value-type="float" office:value="-47" calcext:value-type="float">
            <text:p>-47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-49" calcext:value-type="float">
            <text:p>-49</text:p>
          </table:table-cell>
          <table:table-cell table:style-name="ce17" office:value-type="float" office:value="-55" calcext:value-type="float">
            <text:p>-55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-69" calcext:value-type="float">
            <text:p>-69</text:p>
          </table:table-cell>
          <table:table-cell table:style-name="ce17" office:value-type="float" office:value="-70" calcext:value-type="float">
            <text:p>-70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table:style-name="ce14" office:value-type="float" office:value="-50" calcext:value-type="float">
            <text:p>-50</text:p>
          </table:table-cell>
          <table:table-cell table:style-name="ce17" office:value-type="float" office:value="-55" calcext:value-type="float">
            <text:p>-55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table:style-name="ce14" office:value-type="float" office:value="-50" calcext:value-type="float">
            <text:p>-50</text:p>
          </table:table-cell>
          <table:table-cell table:style-name="ce17" office:value-type="float" office:value="-68" calcext:value-type="float">
            <text:p>-68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style-name="ce14" office:value-type="float" office:value="-49" calcext:value-type="float">
            <text:p>-49</text:p>
          </table:table-cell>
          <table:table-cell table:style-name="ce17" office:value-type="float" office:value="-66" calcext:value-type="float">
            <text:p>-66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table:style-name="ce14" office:value-type="float" office:value="-71" calcext:value-type="float">
            <text:p>-71</text:p>
          </table:table-cell>
          <table:table-cell table:style-name="ce17" office:value-type="float" office:value="-57" calcext:value-type="float">
            <text:p>-57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table:style-name="ce14" office:value-type="float" office:value="-65" calcext:value-type="float">
            <text:p>-65</text:p>
          </table:table-cell>
          <table:table-cell table:style-name="ce17" office:value-type="float" office:value="-61" calcext:value-type="float">
            <text:p>-61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table:style-name="ce14" office:value-type="float" office:value="-69" calcext:value-type="float">
            <text:p>-69</text:p>
          </table:table-cell>
          <table:table-cell table:style-name="ce17" office:value-type="float" office:value="-70" calcext:value-type="float">
            <text:p>-70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table:style-name="ce14" office:value-type="float" office:value="-51" calcext:value-type="float">
            <text:p>-51</text:p>
          </table:table-cell>
          <table:table-cell table:style-name="ce17" office:value-type="float" office:value="-70" calcext:value-type="float">
            <text:p>-70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Desviación estándar</text:p>
          </table:table-cell>
          <table:covered-table-cell table:style-name="ce13"/>
          <table:table-cell table:style-name="ce15" table:formula="of:=STDEV([.E48:.E61])" office:value-type="float" office:value="9.84829990348644" calcext:value-type="float">
            <text:p>9,85</text:p>
          </table:table-cell>
          <table:table-cell table:style-name="ce15" table:formula="of:=STDEV([.F48:.F61])" office:value-type="float" office:value="13.3393988035279" calcext:value-type="float">
            <text:p>13,34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2"/>
          <table:table-cell/>
          <table:table-cell table:style-name="ce18"/>
          <table:table-cell table:number-columns-repeated="6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7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3" table:number-rows-spanned="1">
            <text:p>Promedio</text:p>
          </table:table-cell>
          <table:covered-table-cell/>
          <table:covered-table-cell table:style-name="ce6"/>
          <table:table-cell table:style-name="ce19"/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Distancia (cm)</text:p>
          </table:table-cell>
          <table:table-cell table:style-name="ce5" office:value-type="string" calcext:value-type="string">
            <text:p>RSSI node 1 (dBm)</text:p>
          </table:table-cell>
          <table:table-cell table:style-name="ce20"/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table:number-columns-repeated="4"/>
          <table:table-cell table:style-name="ce6"/>
          <table:table-cell table:style-name="ce19"/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AVERAGE([.E6];[.F6];[.E27];[.F27];[.E48];[.F48])" office:value-type="float" office:value="-34.1666666666667" calcext:value-type="float">
            <text:p>-34,17</text:p>
          </table:table-cell>
          <table:table-cell table:style-name="ce19"/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16" table:formula="of:=AVERAGE([.E7];[.F7];[.E28];[.F28];[.E49];[.F49])" office:value-type="float" office:value="-36" calcext:value-type="float">
            <text:p>-36,00</text:p>
          </table:table-cell>
          <table:table-cell table:style-name="ce19"/>
          <table:table-cell table:number-columns-repeated="1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style-name="ce16" table:formula="of:=AVERAGE([.E8];[.F8];[.E29];[.F29];[.E50];[.F50])" office:value-type="float" office:value="-42.6666666666667" calcext:value-type="float">
            <text:p>-42,67</text:p>
          </table:table-cell>
          <table:table-cell table:style-name="ce19"/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style-name="ce16" table:formula="of:=AVERAGE([.E9];[.F9];[.E30];[.F30];[.E51];[.F51])" office:value-type="float" office:value="-50.5" calcext:value-type="float">
            <text:p>-50,50</text:p>
          </table:table-cell>
          <table:table-cell table:style-name="ce19"/>
          <table:table-cell table:number-columns-repeated="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style-name="ce16" table:formula="of:=AVERAGE([.E10];[.F10];[.E31];[.F31];[.E52];[.F52])" office:value-type="float" office:value="-50.5" calcext:value-type="float">
            <text:p>-50,50</text:p>
          </table:table-cell>
          <table:table-cell table:style-name="ce19"/>
          <table:table-cell table:number-columns-repeated="1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style-name="ce16" table:formula="of:=AVERAGE([.E11];[.F11];[.E32];[.F32];[.E53];[.F53])" office:value-type="float" office:value="-53.5" calcext:value-type="float">
            <text:p>-53,50</text:p>
          </table:table-cell>
          <table:table-cell table:style-name="ce19"/>
          <table:table-cell table:number-columns-repeated="1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table:style-name="ce16" table:formula="of:=AVERAGE([.E12];[.F12];[.E33];[.F33];[.E54];[.F54])" office:value-type="float" office:value="-55.6666666666667" calcext:value-type="float">
            <text:p>-55,67</text:p>
          </table:table-cell>
          <table:table-cell table:style-name="ce19"/>
          <table:table-cell table:number-columns-repeated="1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table:style-name="ce16" table:formula="of:=AVERAGE([.E13];[.F13];[.E34];[.F34];[.E55];[.F55])" office:value-type="float" office:value="-51" calcext:value-type="float">
            <text:p>-51,00</text:p>
          </table:table-cell>
          <table:table-cell table:style-name="ce19"/>
          <table:table-cell table:number-columns-repeated="1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table:style-name="ce16" table:formula="of:=AVERAGE([.E14];[.F14];[.E35];[.F35];[.E56];[.F56])" office:value-type="float" office:value="-56.5" calcext:value-type="float">
            <text:p>-56,50</text:p>
          </table:table-cell>
          <table:table-cell table:style-name="ce19"/>
          <table:table-cell table:number-columns-repeated="1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table:style-name="ce16" table:formula="of:=AVERAGE([.E15];[.F15];[.E36];[.F36];[.E57];[.F57])" office:value-type="float" office:value="-58.5" calcext:value-type="float">
            <text:p>-58,50</text:p>
          </table:table-cell>
          <table:table-cell table:style-name="ce19"/>
          <table:table-cell table:number-columns-repeated="1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table:style-name="ce16" table:formula="of:=AVERAGE([.E16];[.F16];[.E37];[.F37];[.E58];[.F58])" office:value-type="float" office:value="-58.5" calcext:value-type="float">
            <text:p>-58,50</text:p>
          </table:table-cell>
          <table:table-cell table:style-name="ce19"/>
          <table:table-cell table:number-columns-repeated="13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table:style-name="ce16" table:formula="of:=AVERAGE([.E17];[.F17];[.E38];[.F38];[.E59];[.F59])" office:value-type="float" office:value="-63.6666666666667" calcext:value-type="float">
            <text:p>-63,67</text:p>
          </table:table-cell>
          <table:table-cell table:style-name="ce19"/>
          <table:table-cell table:number-columns-repeated="1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40" calcext:value-type="float">
            <text:p>240</text:p>
          </table:table-cell>
          <table:table-cell table:style-name="ce16" table:formula="of:=AVERAGE([.E18];[.F18];[.E39];[.F39];[.E60];[.F60])" office:value-type="float" office:value="-62.3333333333333" calcext:value-type="float">
            <text:p>-62,33</text:p>
          </table:table-cell>
          <table:table-cell table:style-name="ce19"/>
          <table:table-cell table:number-columns-repeated="1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60" calcext:value-type="float">
            <text:p>260</text:p>
          </table:table-cell>
          <table:table-cell table:style-name="ce16" table:formula="of:=AVERAGE([.E19];[.F19];[.E40];[.F40];[.E61];[.F61])" office:value-type="float" office:value="-59.3333333333333" calcext:value-type="float">
            <text:p>-59,33</text:p>
          </table:table-cell>
          <table:table-cell table:style-name="ce19"/>
          <table:table-cell table:number-columns-repeated="13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1">
            <text:p>Desviación estándar</text:p>
          </table:table-cell>
          <table:covered-table-cell table:style-name="ce13"/>
          <table:table-cell table:style-name="ce15" table:formula="of:=STDEV([.E69:.E82])" office:value-type="float" office:value="9.12343284416709" calcext:value-type="float">
            <text:p>9,12</text:p>
          </table:table-cell>
          <table:table-cell table:style-name="ce21"/>
          <table:table-cell table:number-columns-repeated="13"/>
        </table:table-row>
        <table:table-row table:style-name="ro1">
          <table:table-cell table:number-columns-repeated="2"/>
          <table:table-cell table:style-name="ce3" table:number-columns-spanned="3" table:number-rows-spanned="1"/>
          <table:covered-table-cell table:number-columns-repeated="2" table:style-name="Default"/>
          <table:table-cell table:style-name="ce22"/>
          <table:table-cell table:number-columns-repeated="13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3" table:number-columns-spanned="3" table:number-rows-spanned="1"/>
          <table:covered-table-cell table:style-name="Default"/>
          <table:covered-table-cell/>
          <table:table-cell table:number-columns-repeated="14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 table:number-rows-repeated="16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3" table:number-columns-spanned="3" table:number-rows-spanned="1"/>
          <table:covered-table-cell table:style-name="Default"/>
          <table:covered-table-cell/>
          <table:table-cell table:number-columns-repeated="14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3" table:number-columns-spanned="3" table:number-rows-spanned="1"/>
          <table:covered-table-cell table:style-name="Default"/>
          <table:covered-table-cell/>
          <table:table-cell table:number-columns-repeated="14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 table:number-rows-repeated="16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3" table:number-columns-spanned="3" table:number-rows-spanned="1"/>
          <table:covered-table-cell table:style-name="Default"/>
          <table:covered-table-cell/>
          <table:table-cell table:number-columns-repeated="14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4"/>
        </table:table-row>
        <table:table-row table:style-name="ro1">
          <table:table-cell table:number-columns-repeated="2"/>
          <table:table-cell table:style-name="ce3" table:number-columns-spanned="3" table:number-rows-spanned="1"/>
          <table:covered-table-cell table:number-columns-repeated="2"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 table:number-rows-repeated="16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3" table:number-columns-spanned="3" table:number-rows-spanned="1"/>
          <table:covered-table-cell table:number-columns-repeated="2"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14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08:01:37.9671532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15:49:15.712307585</meta:creation-date>
    <dc:date>2018-10-03T12:33:06.957694962</dc:date>
    <meta:editing-duration>PT6H23M45S</meta:editing-duration>
    <meta:editing-cycles>65</meta:editing-cycles>
    <meta:generator>LibreOffice/6.0.3.2$Linux_X86_64 LibreOffice_project/00m0$Build-2</meta:generator>
    <meta:document-statistic meta:table-count="1" meta:cell-count="24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ffffff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704cm" svg:height="7.608cm" xlink:href=".." xlink:type="simple" chart:class="chart:line" chart:style-name="ch1">
        <chart:subtitle svg:x="0cm" svg:y="0cm" chart:style-name="ch2">
          <text:p/>
        </chart:subtitle>
        <chart:plot-area chart:style-name="ch3" table:cell-range-address="Hoja1.D6:Hoja1.E19" chart:data-source-has-labels="both" svg:x="1.293cm" svg:y="0.152cm" svg:width="15.077cm" svg:height="6.375cm">
          <chartooo:coordinate-region svg:x="2.02cm" svg:y="0.312cm" svg:width="14.07cm" svg:height="6.056cm"/>
          <chart:axis chart:dimension="x" chart:name="primary-x" chart:style-name="ch4" chartooo:axis-type="auto">
            <chartooo:date-scale/>
            <chart:title svg:x="7.742cm" svg:y="6.679cm" chart:style-name="ch5">
              <text:p>Distancia (cm)</text:p>
            </chart:title>
            <chart:categories table:cell-range-address="Hoja1.D6:Hoja1.D19"/>
          </chart:axis>
          <chart:axis chart:dimension="y" chart:name="primary-y" chart:style-name="ch4">
            <chart:title svg:x="0.451cm" svg:y="4.243cm" chart:style-name="ch6">
              <text:p>RSSI (dBm)</text:p>
            </chart:title>
            <chart:grid chart:style-name="ch7" chart:class="major"/>
          </chart:axis>
          <chart:series chart:style-name="ch8" chart:values-cell-range-address="Hoja1.E6:Hoja1.E19" loext:label-string="rssi" chart:class="chart:line">
            <chart:regression-curve chart:style-name="ch9"/>
            <chart:data-point chart:style-name="ch10"/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6:Hoja1.D19</svg:desc>
                </draw:g>
              </table:table-cell>
              <table:table-cell office:value-type="float" office:value="-33">
                <text:p>-33</text:p>
                <draw:g>
                  <svg:desc>Hoja1.E6:Hoja1.E1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51">
                <text:p>-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ffffff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18cm" svg:height="7.662cm" xlink:href=".." xlink:type="simple" chart:class="chart:line" chart:style-name="ch1">
        <chart:plot-area chart:style-name="ch2" table:cell-range-address="Hoja1.D27:Hoja1.E40" chart:data-source-has-labels="both" svg:x="1.293cm" svg:y="0.153cm" svg:width="15.091cm" svg:height="6.427cm">
          <chartooo:coordinate-region svg:x="2.02cm" svg:y="0.313cm" svg:width="14.084cm" svg:height="6.108cm"/>
          <chart:axis chart:dimension="x" chart:name="primary-x" chart:style-name="ch3" chartooo:axis-type="auto">
            <chartooo:date-scale/>
            <chart:title svg:x="7.749cm" svg:y="6.733cm" chart:style-name="ch4">
              <text:p>Distancia (cm)</text:p>
            </chart:title>
            <chart:categories table:cell-range-address="Hoja1.D27:Hoja1.D40"/>
          </chart:axis>
          <chart:axis chart:dimension="y" chart:name="primary-y" chart:style-name="ch3">
            <chart:title svg:x="0.451cm" svg:y="4.27cm" chart:style-name="ch5">
              <text:p>RSSI (dBm)</text:p>
            </chart:title>
            <chart:grid chart:style-name="ch6" chart:class="major"/>
          </chart:axis>
          <chart:series chart:style-name="ch7" chart:values-cell-range-address="Hoja1.E27:Hoja1.E40" loext:label-string="rssi" chart:class="chart:line">
            <chart:regression-curve chart:style-name="ch8"/>
            <chart:data-point chart:style-name="ch9"/>
            <chart:data-point chart:repeated="4"/>
            <chart:data-point chart:style-name="ch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27:Hoja1.D40</svg:desc>
                </draw:g>
              </table:table-cell>
              <table:table-cell office:value-type="float" office:value="-32">
                <text:p>-32</text:p>
                <draw:g>
                  <svg:desc>Hoja1.E27:Hoja1.E4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66">
                <text:p>-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ffffff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ed1c24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18cm" svg:height="7.662cm" xlink:href=".." xlink:type="simple" chart:class="chart:line" chart:style-name="ch1">
        <chart:plot-area chart:style-name="ch2" table:cell-range-address="Hoja1.D27:Hoja1.D40 Hoja1.F27:Hoja1.F40" chart:data-source-has-labels="both" svg:x="1.293cm" svg:y="0.153cm" svg:width="15.091cm" svg:height="6.427cm">
          <chartooo:coordinate-region svg:x="2.02cm" svg:y="0.313cm" svg:width="14.084cm" svg:height="6.108cm"/>
          <chart:axis chart:dimension="x" chart:name="primary-x" chart:style-name="ch3" chartooo:axis-type="auto">
            <chartooo:date-scale/>
            <chart:title svg:x="7.749cm" svg:y="6.733cm" chart:style-name="ch4">
              <text:p>Distancia (cm)</text:p>
            </chart:title>
            <chart:categories table:cell-range-address="Hoja1.D27:Hoja1.D40"/>
          </chart:axis>
          <chart:axis chart:dimension="y" chart:name="primary-y" chart:style-name="ch3">
            <chart:title svg:x="0.451cm" svg:y="4.27cm" chart:style-name="ch5">
              <text:p>RSSI (dBm)</text:p>
            </chart:title>
            <chart:grid chart:style-name="ch6" chart:class="major"/>
          </chart:axis>
          <chart:series chart:style-name="ch7" chart:values-cell-range-address="Hoja1.F27:Hoja1.F40" loext:label-string="rssi" chart:class="chart:line">
            <chart:regression-curve chart:style-name="ch8"/>
            <chart:data-point chart:style-name="ch9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27:Hoja1.D40</svg:desc>
                </draw:g>
              </table:table-cell>
              <table:table-cell office:value-type="float" office:value="-34">
                <text:p>-34</text:p>
                <draw:g>
                  <svg:desc>Hoja1.F27:Hoja1.F4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55">
                <text:p>-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ffffff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ed1c24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17cm" svg:height="7.707cm" xlink:href=".." xlink:type="simple" chart:class="chart:line" chart:style-name="ch1">
        <chart:plot-area chart:style-name="ch2" table:cell-range-address="Hoja1.D6:Hoja1.D19 Hoja1.F6:Hoja1.F19" chart:data-source-has-labels="both" svg:x="1.295cm" svg:y="0.154cm" svg:width="15.186cm" svg:height="6.47cm">
          <chartooo:coordinate-region svg:x="2.022cm" svg:y="0.314cm" svg:width="14.179cm" svg:height="6.151cm"/>
          <chart:axis chart:dimension="x" chart:name="primary-x" chart:style-name="ch3" chartooo:axis-type="auto">
            <chartooo:date-scale/>
            <chart:title svg:x="7.799cm" svg:y="6.778cm" chart:style-name="ch4">
              <text:p>Distancia (cm)</text:p>
            </chart:title>
            <chart:categories table:cell-range-address="Hoja1.D6:Hoja1.D19"/>
          </chart:axis>
          <chart:axis chart:dimension="y" chart:name="primary-y" chart:style-name="ch3">
            <chart:title svg:x="0.451cm" svg:y="4.293cm" chart:style-name="ch5">
              <text:p>RSSI (dBm)</text:p>
            </chart:title>
            <chart:grid chart:style-name="ch6" chart:class="major"/>
          </chart:axis>
          <chart:series chart:style-name="ch7" chart:values-cell-range-address="Hoja1.F6:Hoja1.F19" loext:label-string="rssi" chart:class="chart:line">
            <chart:regression-curve chart:style-name="ch8"/>
            <chart:data-point chart:style-name="ch9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6:Hoja1.D19</svg:desc>
                </draw:g>
              </table:table-cell>
              <table:table-cell office:value-type="float" office:value="-33">
                <text:p>-33</text:p>
                <draw:g>
                  <svg:desc>Hoja1.F6:Hoja1.F1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63">
                <text:p>-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ffffff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ed1c24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18cm" svg:height="7.662cm" xlink:href=".." xlink:type="simple" chart:class="chart:line" chart:style-name="ch1">
        <chart:plot-area chart:style-name="ch2" table:cell-range-address="Hoja1.D48:Hoja1.D61 Hoja1.F48:Hoja1.F61" chart:data-source-has-labels="both" svg:x="1.293cm" svg:y="0.153cm" svg:width="15.091cm" svg:height="6.427cm">
          <chartooo:coordinate-region svg:x="2.02cm" svg:y="0.313cm" svg:width="14.084cm" svg:height="6.108cm"/>
          <chart:axis chart:dimension="x" chart:name="primary-x" chart:style-name="ch3" chartooo:axis-type="auto">
            <chartooo:date-scale/>
            <chart:title svg:x="7.749cm" svg:y="6.733cm" chart:style-name="ch4">
              <text:p>Distancia (cm)</text:p>
            </chart:title>
            <chart:categories table:cell-range-address="Hoja1.D48:Hoja1.D61"/>
          </chart:axis>
          <chart:axis chart:dimension="y" chart:name="primary-y" chart:style-name="ch3">
            <chart:title svg:x="0.451cm" svg:y="4.27cm" chart:style-name="ch5">
              <text:p>RSSI (dBm)</text:p>
            </chart:title>
            <chart:grid chart:style-name="ch6" chart:class="major"/>
          </chart:axis>
          <chart:series chart:style-name="ch7" chart:values-cell-range-address="Hoja1.F48:Hoja1.F61" loext:label-string="rssi" chart:class="chart:line">
            <chart:regression-curve chart:style-name="ch8"/>
            <chart:data-point chart:style-name="ch9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48:Hoja1.D61</svg:desc>
                </draw:g>
              </table:table-cell>
              <table:table-cell office:value-type="float" office:value="-31">
                <text:p>-31</text:p>
                <draw:g>
                  <svg:desc>Hoja1.F48:Hoja1.F6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70">
                <text:p>-7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ffffff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718cm" svg:height="7.662cm" xlink:href=".." xlink:type="simple" chart:class="chart:line" chart:style-name="ch1">
        <chart:plot-area chart:style-name="ch2" table:cell-range-address="Hoja1.D48:Hoja1.E61" chart:data-source-has-labels="both" svg:x="1.293cm" svg:y="0.153cm" svg:width="15.091cm" svg:height="6.427cm">
          <chartooo:coordinate-region svg:x="2.02cm" svg:y="0.313cm" svg:width="14.084cm" svg:height="6.108cm"/>
          <chart:axis chart:dimension="x" chart:name="primary-x" chart:style-name="ch3" chartooo:axis-type="auto">
            <chartooo:date-scale/>
            <chart:title svg:x="7.749cm" svg:y="6.733cm" chart:style-name="ch4">
              <text:p>Distancia (cm)</text:p>
            </chart:title>
            <chart:categories table:cell-range-address="Hoja1.D48:Hoja1.D61"/>
          </chart:axis>
          <chart:axis chart:dimension="y" chart:name="primary-y" chart:style-name="ch3">
            <chart:title svg:x="0.451cm" svg:y="4.27cm" chart:style-name="ch5">
              <text:p>RSSI (dBm)</text:p>
            </chart:title>
            <chart:grid chart:style-name="ch6" chart:class="major"/>
          </chart:axis>
          <chart:series chart:style-name="ch7" chart:values-cell-range-address="Hoja1.E48:Hoja1.E61" loext:label-string="rssi" chart:class="chart:line">
            <chart:regression-curve chart:style-name="ch8"/>
            <chart:data-point chart:style-name="ch9" chart:repeated="2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48:Hoja1.D61</svg:desc>
                </draw:g>
              </table:table-cell>
              <table:table-cell office:value-type="float" office:value="-42">
                <text:p>-42</text:p>
                <draw:g>
                  <svg:desc>Hoja1.E48:Hoja1.E6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51">
                <text:p>-5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solid" svg:stroke-color="#ffffff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0" style:family="chart">
      <style:chart-properties loext:regression-x-name="d" loext:regression-y-name="RSSI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18cm" svg:height="7.662cm" xlink:href=".." xlink:type="simple" chart:class="chart:line" chart:style-name="ch1">
        <chart:plot-area chart:style-name="ch2" table:cell-range-address="Hoja1.D69:Hoja1.E82" chart:data-source-has-labels="both" svg:x="1.293cm" svg:y="0.153cm" svg:width="15.091cm" svg:height="6.427cm">
          <chartooo:coordinate-region svg:x="2.497cm" svg:y="0.313cm" svg:width="13.607cm" svg:height="6.108cm"/>
          <chart:axis chart:dimension="x" chart:name="primary-x" chart:style-name="ch3" chartooo:axis-type="auto">
            <chartooo:date-scale/>
            <chart:title svg:x="7.749cm" svg:y="6.733cm" chart:style-name="ch4">
              <text:p>Distancia (cm)</text:p>
            </chart:title>
            <chart:categories table:cell-range-address="Hoja1.D69:Hoja1.D82"/>
          </chart:axis>
          <chart:axis chart:dimension="y" chart:name="primary-y" chart:style-name="ch5">
            <chart:title svg:x="0.451cm" svg:y="4.27cm" chart:style-name="ch6">
              <text:p>RSSI (dBm)</text:p>
            </chart:title>
            <chart:grid chart:style-name="ch7" chart:class="major"/>
          </chart:axis>
          <chart:series chart:style-name="ch8" chart:values-cell-range-address="Hoja1.E69:Hoja1.E82" loext:label-string="rssi" chart:class="chart:line">
            <chart:regression-curve chart:style-name="ch9">
              <chart:equation chart:display-equation="true" chart:display-r-square="false" svg:x="4.552cm" svg:y="2.239cm" chart:style-name="ch10"/>
            </chart:regression-curve>
            <chart:data-point chart:style-name="ch11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ssi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D69:Hoja1.D82</svg:desc>
                </draw:g>
              </table:table-cell>
              <table:table-cell office:value-type="float" office:value="-34.1666666666667">
                <text:p>-34.1666666666667</text:p>
                <draw:g>
                  <svg:desc>Hoja1.E69:Hoja1.E8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42.6666666666667">
                <text:p>-42.666666666666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50.5">
                <text:p>-50.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50.5">
                <text:p>-50.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53.5">
                <text:p>-53.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55.6666666666667">
                <text:p>-55.666666666666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56.5">
                <text:p>-56.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58.5">
                <text:p>-58.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58.5">
                <text:p>-58.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63.6666666666667">
                <text:p>-63.666666666666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62.3333333333333">
                <text:p>-62.333333333333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59.3333333333333">
                <text:p>-59.333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